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/>
    </style:style>
    <style:style style:name="P2" style:family="paragraph" style:parent-style-name="Standard">
      <style:paragraph-properties fo:text-align="center" style:justify-single-word="false"/>
      <style:text-properties fo:color="#000000" style:font-name="monospace" fo:font-size="20pt" fo:font-weight="bold" officeooo:rsid="001020ab" officeooo:paragraph-rsid="001020ab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000000" style:font-name="monospace" officeooo:rsid="001020ab" officeooo:paragraph-rsid="001020ab"/>
    </style:style>
    <style:style style:name="P4" style:family="paragraph" style:parent-style-name="Standard">
      <style:text-properties fo:color="#000000" style:font-name="monospace" fo:font-size="14pt" style:font-size-asian="14pt" style:font-size-complex="14pt"/>
    </style:style>
    <style:style style:name="P5" style:family="paragraph" style:parent-style-name="Standard">
      <style:text-properties fo:color="#000000" style:font-name="monospace" fo:font-size="14pt" fo:font-weight="bold" officeooo:rsid="001020ab" officeooo:paragraph-rsid="001020a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9" style:family="paragraph" style:parent-style-name="Standard">
      <style:text-properties fo:color="#000000" style:font-name="monospace" fo:font-size="10pt" style:font-size-asian="10pt"/>
    </style:style>
    <style:style style:name="P10" style:family="paragraph" style:parent-style-name="Standard">
      <style:text-properties fo:color="#000000" style:font-name="Monospace" fo:font-size="10pt" fo:font-weight="normal" officeooo:rsid="001020ab" officeooo:paragraph-rsid="001020ab" style:font-size-asian="10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c3c3c" style:font-name="Monospace" fo:font-size="10pt" style:font-size-asian="10pt"/>
    </style:style>
    <style:style style:name="T2" style:family="text">
      <style:text-properties fo:color="#3c3c3c" style:font-name="Monospace"/>
    </style:style>
    <style:style style:name="T3" style:family="text">
      <style:text-properties fo:color="#3c3c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nex</text:p>
      <text:p text:style-name="P1"/>
      <text:p text:style-name="P1"/>
      <text:p text:style-name="P5">Operation with fixed maintenance</text:p>
      <text:p text:style-name="P3"/>
      <text:p text:style-name="P7"><text:span text:style-name="T2">month : January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48 | <text:s/>0 | 48 | <text:s/>0 | <text:s/>0 | <text:s/>0 | <text:s/>0 | <text:s/>0 | <text:s/>0 | <text:s/>0 | <text:s/>0 |</text:span></text:p>
      <text:p text:style-name="P11"><text:span text:style-name="T1">prod2 : <text:s/>34 | <text:s/>0 | 34 | <text:s/>0 | 34 | 34 | <text:s/>2 | 34 | 34 | 33 | <text:s/>0 | 20 |</text:span></text:p>
      <text:p text:style-name="P11"><text:span text:style-name="T1">prod3 : <text:s text:c="2"/>0 | 18 | <text:s/>0 | <text:s/>0 | <text:s/>0 | <text:s/>0 | <text:s/>0 | <text:s/>0 | 30 | <text:s/>0 | 30 | 30 |</text:span></text:p>
      <text:p text:style-name="P11"><text:span text:style-name="T1">prod4 : <text:s text:c="2"/>0 | 37 | <text:s/>0 | <text:s/>0 | <text:s/>0 | 28 | <text:s/>0 | 28 | 28 | <text:s/>0 | <text:s/>0 | <text:s/>0 |</text:span></text:p>
      <text:p text:style-name="P11"><text:span text:style-name="T1">prod5 : <text:s text:c="2"/>0 | <text:s/>0 | <text:s/>0 | <text:s/>0 | <text:s/>0 | <text:s/>0 | 58 | <text:s/>0 | <text:s/>0 | <text:s/>3 | 80 | 23 |</text:span></text:p>
      <text:p text:style-name="P11"><text:span text:style-name="T1">prod6 : <text:s text:c="2"/>1 | <text:s/>0 | <text:s/>0 | <text:s/>0 | <text:s/>0 | <text:s/>1 | 26 | <text:s/>1 | <text:s/>1 | <text:s/>0 | <text:s/>0 | 15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40 | 48 | 48 | <text:s/>2 | <text:s/>0 | <text:s/>0 | <text:s/>0 | 48 | <text:s/>0 | <text:s/>0 | 48 |</text:span></text:p>
      <text:p text:style-name="P11"><text:span text:style-name="T1">prod2 : <text:s/>30 | <text:s/>0 | <text:s/>0 | <text:s/>0 | 28 | 15 | <text:s/>0 | 34 | <text:s/>0 | 34 | <text:s/>0 | <text:s/>0 |</text:span></text:p>
      <text:p text:style-name="P11"><text:span text:style-name="T1">prod3 : <text:s text:c="2"/>0 | <text:s/>0 | 17 | <text:s/>0 | <text:s/>0 | <text:s/>0 | 30 | <text:s/>0 | 18 | <text:s/>0 | 30 | <text:s/>0 |</text:span></text:p>
      <text:p text:style-name="P11"><text:span text:style-name="T1">prod4 : <text:s text:c="2"/>0 | <text:s/>0 | <text:s/>0 | <text:s/>0 | <text:s/>0 | 43 | <text:s/>1 | <text:s/>0 | 37 | <text:s/>0 | <text:s/>0 | <text:s/>0 |</text:span></text:p>
      <text:p text:style-name="P11"><text:span text:style-name="T1">prod5 : <text:s text:c="2"/>0 | <text:s/>0 | <text:s/>0 | <text:s/>0 | <text:s/>0 | 45 | 63 | <text:s/>0 | <text:s/>0 | <text:s/>0 | 80 | <text:s/>0 |</text:span></text:p>
      <text:p text:style-name="P11"><text:span text:style-name="T1">prod6 : <text:s/>15 | 20 | <text:s/>0 | <text:s/>0 | 17 | <text:s/>0 | 25 | <text:s/>1 | <text:s/>0 | <text:s/>1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48 | <text:s/>0 | <text:s/>0 | <text:s/>0 | 48 | 26 | <text:s/>0 | <text:s/>0 | <text:s/>0 | <text:s/>0 | <text:s/>0 |</text:span></text:p>
      <text:p text:style-name="P11"><text:span text:style-name="T1">prod2 : <text:s/>34 | <text:s/>0 | 34 | <text:s/>0 | 34 | <text:s/>0 | 15 | 34 | <text:s/>0 | 30 | <text:s/>0 | 34 |</text:span></text:p>
      <text:p text:style-name="P11"><text:span text:style-name="T1">prod3 : <text:s text:c="2"/>0 | <text:s/>0 | <text:s/>0 | <text:s/>0 | <text:s/>0 | <text:s/>0 | <text:s/>0 | <text:s/>0 | 30 | <text:s/>0 | 30 | <text:s/>0 |</text:span></text:p>
      <text:p text:style-name="P11"><text:span text:style-name="T1">prod4 : <text:s text:c="2"/>0 | <text:s/>0 | <text:s/>0 | <text:s/>0 | 28 | <text:s/>0 | 34 | <text:s/>0 | <text:s/>5 | <text:s/>0 | <text:s/>0 | <text:s/>0 |</text:span></text:p>
      <text:p text:style-name="P11"><text:span text:style-name="T1">prod5 : <text:s text:c="2"/>0 | <text:s/>0 | <text:s/>0 | 80 | <text:s/>0 | <text:s/>0 | <text:s/>0 | <text:s/>0 | 64 | <text:s/>0 | 80 | <text:s/>0 |</text:span></text:p>
      <text:p text:style-name="P11"><text:span text:style-name="T1">prod6 : <text:s text:c="2"/>1 | <text:s/>0 | <text:s/>1 | <text:s/>0 | <text:s/>1 | <text:s/>0 | <text:s/>0 | <text:s/>1 | 24 | 15 | <text:s/>0 | <text:s/>1 |</text:span></text:p>
      <text:p text:style-name="P11"><text:span text:style-name="T1">prod7 : <text:s text:c="2"/>0 | <text:s/>0 | <text:s/>0 | <text:s/>0 | <text:s/>0 | <text:s/>0 | <text:s/>1 | <text:s/>0 | <text:s/>0 | <text:s/>0 | <text:s/>0 | <text:s/>0 |</text:span></text:p>
      <text:p text:style-name="P12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48 | <text:s/>0 | <text:s/>0 | <text:s/>0 | <text:s/>0 | <text:s/>0 | <text:s/>0 | <text:s/>0 | <text:s/>0 |</text:span></text:p>
      <text:p text:style-name="P11"><text:span text:style-name="T1">prod2 : <text:s/>34 | 34 | 34 | <text:s/>0 | 34 | <text:s/>0 | <text:s/>0 | 34 | 34 | 34 | <text:s/>0 | 34 |</text:span></text:p>
      <text:p text:style-name="P11"><text:span text:style-name="T1">prod3 : <text:s text:c="2"/>0 | <text:s/>0 | <text:s/>0 | <text:s/>0 | <text:s/>0 | <text:s/>0 | 30 | <text:s/>0 | 30 | 30 | 30 | <text:s/>0 |</text:span></text:p>
      <text:p text:style-name="P11"><text:span text:style-name="T1">prod4 : <text:s/>28 | <text:s/>0 | <text:s/>0 | <text:s/>0 | <text:s/>0 | <text:s/>0 | <text:s/>0 | <text:s/>0 | <text:s/>3 | <text:s/>0 | <text:s/>0 | <text:s/>0 |</text:span></text:p>
      <text:p text:style-name="P11"><text:span text:style-name="T1">prod5 : <text:s text:c="2"/>0 | <text:s/>0 | <text:s/>0 | <text:s/>0 | <text:s/>0 | 80 | 64 | <text:s/>0 | <text:s/>0 | <text:s/>0 | 80 | <text:s/>0 |</text:span></text:p>
      <text:p text:style-name="P11"><text:span text:style-name="T1">prod6 : <text:s text:c="2"/>1 | <text:s/>1 | <text:s/>1 | <text:s/>0 | <text:s/>1 | <text:s/>0 | 24 | <text:s/>1 | <text:s/>1 | <text:s/>1 | <text:s/>0 | <text:s/>1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2"/>
      <text:p text:style-name="P11"><text:span text:style-name="T1">month : February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40 | 40 | 40 | <text:s/>1 | <text:s/>0 | 40 | <text:s/>1 | <text:s/>1 | <text:s/>0 | <text:s/>1 | <text:s/>1 | 40 |</text:span></text:p>
      <text:p text:style-name="P11"><text:span text:style-name="T1">prod2 : <text:s/>17 | 17 | <text:s/>0 | <text:s/>0 | 36 | <text:s/>0 | <text:s/>0 | <text:s/>0 | <text:s/>0 | <text:s/>0 | <text:s/>0 | 17 |</text:span></text:p>
      <text:p text:style-name="P11"><text:span text:style-name="T1">prod3 : <text:s text:c="2"/>0 | <text:s/>0 | <text:s/>0 | <text:s/>0 | <text:s/>0 | <text:s/>0 | <text:s/>0 | <text:s/>0 | 1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80 | <text:s/>0 | <text:s/>0 | <text:s/>0 |</text:span></text:p>
      <text:p text:style-name="P11"><text:span text:style-name="T1">prod6 : <text:s text:c="2"/>0 | <text:s/>0 | <text:s/>0 | 26 | <text:s/>0 | <text:s/>0 | 26 | 26 | 26 | 26 | <text:s/>0 | <text:s/>0 |</text:span></text:p>
      <text:p text:style-name="P11"><text:span text:style-name="T1">prod7 : <text:s text:c="2"/>0 | <text:s/>0 | <text:s/>0 | 13 | 13 | <text:s/>0 | 13 | 13 | <text:s/>0 | 13 | 13 | <text:s/>0 |</text:span></text:p>
      <text:p text:style-name="P12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40 | <text:s/>0 | 40 | <text:s/>0 | <text:s/>0 | 40 | <text:s/>0 | <text:s/>0 | <text:s/>0 | <text:s/>1 | <text:s/>0 | <text:s/>1 |</text:span></text:p>
      <text:p text:style-name="P11"><text:span text:style-name="T1">prod2 : <text:s/>17 | 45 | 17 | 36 | 45 | 17 | <text:s/>2 | <text:s/>0 | <text:s/>0 | <text:s/>0 | <text:s/>2 | 35 |</text:span></text:p>
      <text:p text:style-name="P11"><text:span text:style-name="T1">prod3 : <text:s text:c="2"/>0 | 10 | <text:s/>0 | <text:s/>0 | 10 | <text:s/>0 | 10 | 10 | 10 | <text:s/>0 | 1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45 | <text:s/>0 | <text:s/>0 | <text:s/>0 |</text:span></text:p>
      <text:p text:style-name="P11"><text:span text:style-name="T1">prod6 : <text:s text:c="2"/>0 | <text:s/>0 | <text:s/>0 | <text:s/>0 | <text:s/>0 | <text:s/>0 | 26 | <text:s/>0 | 26 | <text:s/>0 | 26 | <text:s/>0 |</text:span></text:p>
      <text:p text:style-name="P11"><text:span text:style-name="T1">prod7 : <text:s text:c="2"/>0 | <text:s/>0 | <text:s/>0 | 13 | <text:s/>0 | <text:s/>0 | <text:s/>0 | <text:s/>0 | <text:s/>0 | 13 | <text:s/>0 | 13 |</text:span></text:p>
      <text:p text:style-name="P12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40 | <text:s/>1 | 40 | <text:s/>0 | <text:s/>1 | 40 | 40 | <text:s/>0 | <text:s/>0 | <text:s/>1 | 40 | 40 |</text:span></text:p>
      <text:p text:style-name="P11"><text:span text:style-name="T1">prod2 : <text:s/>17 | 34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7 | <text:s/>0 | <text:s/>0 | <text:s/>0 | 10 | 1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40 | <text:s/>0 | <text:s/>0 | <text:s/>0 | <text:s/>0 | <text:s/>0 | 80 | 69 | <text:s/>0 | 40 |</text:span></text:p>
      <text:p text:style-name="P11"><text:span text:style-name="T1">prod6 : <text:s text:c="2"/>0 | <text:s/>0 | <text:s/>0 | <text:s/>0 | <text:s/>0 | <text:s/>0 | 20 | <text:s/>0 | 26 | <text:s/>0 | 20 | <text:s/>0 |</text:span></text:p>
      <text:p text:style-name="P11"><text:span text:style-name="T1">prod7 : <text:s text:c="2"/>0 | 13 | <text:s/>0 | <text:s/>4 | 13 | <text:s/>0 | <text:s/>0 | <text:s/>0 | <text:s/>0 | 13 | <text:s/>0 | <text:s/>0 |</text:span></text:p>
      <text:p text:style-name="P12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1 | <text:s/>1 | <text:s/>1 | <text:s/>1 | <text:s/>0 | 40 | <text:s/>1 | 40 | 40 | <text:s/>4 | <text:s/>1 |</text:span></text:p>
      <text:p text:style-name="P11"><text:span text:style-name="T1">prod2 : <text:s/>45 | <text:s/>0 | <text:s/>0 | 35 | <text:s/>0 | 45 | <text:s/>0 | 35 | 17 | <text:s/>0 | 34 | 35 |</text:span></text:p>
      <text:p text:style-name="P11"><text:span text:style-name="T1">prod3 : <text:s/>10 | <text:s/>0 | <text:s/>0 | <text:s/>0 | <text:s/>0 | 1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66 | <text:s/>0 | 40 | <text:s/>0 | <text:s/>0 | 40 | <text:s/>0 | <text:s/>0 |</text:span></text:p>
      <text:p text:style-name="P11"><text:span text:style-name="T1">prod6 : <text:s text:c="2"/>0 | <text:s/>0 | <text:s/>0 | <text:s/>0 | 26 | <text:s/>0 | <text:s/>0 | <text:s/>0 | <text:s/>0 | <text:s/>0 | <text:s/>0 | <text:s/>0 |</text:span></text:p>
      <text:p text:style-name="P11"><text:span text:style-name="T1">prod7 : <text:s text:c="2"/>0 | 13 | 13 | 13 | 13 | <text:s/>0 | <text:s/>0 | 13 | <text:s/>0 | <text:s/>0 | 12 | 13 |</text:span></text:p>
      <text:p text:style-name="P12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2"/>
      <text:p text:style-name="P11"><text:soft-page-break/><text:span text:style-name="T1">month : March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/>26 | <text:s/>0 | 26 | <text:s/>0 | 26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/>26 | <text:s/>0 | 26 | 26 | 26 | <text:s/>0 | <text:s/>0 | <text:s/>0 | <text:s/>0 | 26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/>26 | <text:s/>0 | 26 | <text:s/>0 | 26 | <text:s/>0 | <text:s/>0 | <text:s/>0 | <text:s/>0 | 26 | <text:s/>0 | 1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/>26 | <text:s/>0 | 26 | <text:s/>0 | <text:s/>0 | <text:s/>0 | <text:s/>0 | <text:s/>0 | <text:s/>0 | <text:s/>0 | <text:s/>0 | 26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2"/>
      <text:p text:style-name="P11"><text:soft-page-break/><text:span text:style-name="T1">month : April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64 | <text:s/>0 | <text:s/>0 | <text:s/>0 |</text:span></text:p>
      <text:p text:style-name="P11"><text:span text:style-name="T1">prod2 : <text:s text:c="2"/>0 | 40 | <text:s/>0 | 40 | <text:s/>0 | <text:s/>0 | <text:s/>0 | 39 | <text:s/>0 | <text:s/>0 | <text:s/>0 | <text:s/>0 |</text:span></text:p>
      <text:p text:style-name="P11"><text:span text:style-name="T1">prod3 : <text:s text:c="2"/>0 | 30 | 30 | <text:s/>0 | <text:s/>0 | <text:s/>0 | <text:s/>0 | <text:s/>0 | 14 | <text:s/>0 | <text:s/>0 | <text:s/>0 |</text:span></text:p>
      <text:p text:style-name="P11"><text:span text:style-name="T1">prod4 : <text:s text:c="2"/>0 | <text:s/>0 | 26 | <text:s/>0 | <text:s/>0 | <text:s/>0 | 26 | <text:s/>0 | <text:s/>5 | 26 | 26 | 26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/>4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64 | <text:s/>0 | <text:s/>0 | <text:s/>0 | <text:s/>8 | <text:s/>0 | <text:s/>0 | <text:s/>0 |</text:span></text:p>
      <text:p text:style-name="P11"><text:span text:style-name="T1">prod2 : <text:s/>4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30 | <text:s/>0 | <text:s/>0 | <text:s/>0 | 30 | <text:s/>0 | 28 | <text:s/>0 | 30 | <text:s/>0 |</text:span></text:p>
      <text:p text:style-name="P11"><text:span text:style-name="T1">prod4 : <text:s text:c="2"/>0 | 26 | 26 | <text:s/>0 | <text:s/>5 | <text:s/>0 | 26 | 19 | 24 | <text:s/>0 | 26 | <text:s/>0 |</text:span></text:p>
      <text:p text:style-name="P11"><text:span text:style-name="T1">prod5 : <text:s text:c="2"/>0 | <text:s/>0 | <text:s/>0 | <text:s/>0 | <text:s/>0 | <text:s/>0 | <text:s/>0 | <text:s/>0 | 59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64 | <text:s/>0 | <text:s/>0 | <text:s/>0 |</text:span></text:p>
      <text:p text:style-name="P11"><text:span text:style-name="T1">prod2 : <text:s text:c="2"/>0 | <text:s/>1 | <text:s/>0 | <text:s/>0 | <text:s/>1 | 17 | <text:s/>1 | 40 | <text:s/>0 | <text:s/>0 | 40 | <text:s/>0 |</text:span></text:p>
      <text:p text:style-name="P11"><text:span text:style-name="T1">prod3 : <text:s text:c="2"/>0 | <text:s/>0 | 30 | <text:s/>0 | <text:s/>0 | <text:s/>0 | 28 | <text:s/>0 | <text:s/>0 | <text:s/>0 | 30 | <text:s/>0 |</text:span></text:p>
      <text:p text:style-name="P11"><text:span text:style-name="T1">prod4 : <text:s text:c="2"/>0 | 26 | 26 | <text:s/>0 | 26 | <text:s/>0 | 26 | <text:s/>0 | <text:s/>5 | 26 | <text:s/>0 | <text:s/>0 |</text:span></text:p>
      <text:p text:style-name="P11"><text:span text:style-name="T1">prod5 : <text:s/>34 | <text:s/>0 | <text:s/>0 | <text:s/>0 | <text:s/>0 | 67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20 | <text:s/>0 | <text:s/>0 |</text:span></text:p>
      <text:p text:style-name="P12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40 | <text:s/>0 | <text:s/>1 | <text:s/>0 |</text:span></text:p>
      <text:p text:style-name="P11"><text:span text:style-name="T1">prod3 : <text:s/>30 | <text:s/>0 | <text:s/>0 | 30 | <text:s/>0 | <text:s/>0 | <text:s/>0 | <text:s/>0 | 30 | <text:s/>0 | 30 | <text:s/>0 |</text:span></text:p>
      <text:p text:style-name="P11"><text:span text:style-name="T1">prod4 : <text:s/>26 | <text:s/>0 | 26 | <text:s/>0 | 26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4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40 | <text:s/>0 | <text:s/>0 | <text:s/>0 | <text:s/>0 | <text:s/>0 |</text:span></text:p>
      <text:p text:style-name="P12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2"/>
      <text:p text:style-name="P11"><text:soft-page-break/><text:span text:style-name="T1">month : May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34 | <text:s/>0 | <text:s/>0 | <text:s/>0 | <text:s/>0 |</text:span></text:p>
      <text:p text:style-name="P11"><text:span text:style-name="T1">prod3 : <text:s/>30 | 30 | 30 | <text:s/>0 | <text:s/>0 | <text:s/>0 | <text:s/>0 | <text:s/>0 | 30 | <text:s/>0 | 30 | <text:s/>0 |</text:span></text:p>
      <text:p text:style-name="P11"><text:span text:style-name="T1">prod4 : <text:s text:c="2"/>0 | <text:s/>0 | <text:s/>0 | <text:s/>0 | <text:s/>0 | 26 | <text:s/>0 | <text:s/>4 | 14 | <text:s/>0 | <text:s/>0 | <text:s/>0 |</text:span></text:p>
      <text:p text:style-name="P11"><text:span text:style-name="T1">prod5 : <text:s text:c="2"/>0 | 59 | <text:s/>0 | <text:s/>0 | <text:s/>0 | <text:s/>0 | <text:s/>0 | <text:s/>0 | 70 | <text:s/>0 | 71 | <text:s/>0 |</text:span></text:p>
      <text:p text:style-name="P11"><text:span text:style-name="T1">prod6 : <text:s/>13 | 13 | 13 | <text:s/>0 | <text:s/>0 | <text:s/>0 | 13 | <text:s/>0 | <text:s/>0 | <text:s/>0 | 13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31 | <text:s/>0 | <text:s/>0 | <text:s/>0 | <text:s/>0 |</text:span></text:p>
      <text:p text:style-name="P11"><text:span text:style-name="T1">prod3 : <text:s text:c="2"/>0 | <text:s/>0 | 30 | <text:s/>0 | <text:s/>0 | <text:s/>0 | 30 | <text:s/>0 | 30 | <text:s/>0 | 30 | <text:s/>0 |</text:span></text:p>
      <text:p text:style-name="P11"><text:span text:style-name="T1">prod4 : <text:s text:c="2"/>0 | <text:s/>0 | <text:s/>0 | <text:s/>0 | <text:s/>0 | 26 | <text:s/>0 | <text:s/>0 | 26 | <text:s/>0 | <text:s/>0 | <text:s/>0 |</text:span></text:p>
      <text:p text:style-name="P11"><text:span text:style-name="T1">prod5 : <text:s text:c="2"/>0 | <text:s/>0 | <text:s/>0 | <text:s/>0 | <text:s/>0 | <text:s/>0 | 71 | <text:s/>7 | 61 | <text:s/>0 | <text:s/>0 | <text:s/>0 |</text:span></text:p>
      <text:p text:style-name="P11"><text:span text:style-name="T1">prod6 : <text:s/>13 | <text:s/>0 | 13 | <text:s/>0 | 13 | <text:s/>0 | 13 | <text:s/>0 | <text:s/>0 | 13 | 13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1 | <text:s/>0 | <text:s/>0 | <text:s/>0 | <text:s/>0 | <text:s/>0 | <text:s/>0 | <text:s/>0 | <text:s/>0 | <text:s/>0 |</text:span></text:p>
      <text:p text:style-name="P11"><text:span text:style-name="T1">prod3 : <text:s/>20 | <text:s/>0 | <text:s/>0 | <text:s/>0 | <text:s/>0 | <text:s/>0 | 30 | <text:s/>0 | 30 | <text:s/>0 | 3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80 | <text:s/>0 | <text:s/>0 | 71 | <text:s/>0 | 79 | <text:s/>0 | 80 | <text:s/>0 |</text:span></text:p>
      <text:p text:style-name="P11"><text:span text:style-name="T1">prod6 : <text:s/>13 | <text:s/>0 | 13 | <text:s/>0 | 13 | <text:s/>0 | 13 | <text:s/>0 | <text:s/>1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34 |</text:span></text:p>
      <text:p text:style-name="P11"><text:span text:style-name="T1">prod3 : <text:s/>30 | <text:s/>0 | <text:s/>0 | <text:s/>0 | <text:s/>0 | <text:s/>0 | 30 | <text:s/>0 | 30 | <text:s/>0 | 30 | <text:s/>0 |</text:span></text:p>
      <text:p text:style-name="P11"><text:span text:style-name="T1">prod4 : <text:s text:c="2"/>0 | <text:s/>0 | <text:s/>0 | <text:s/>0 | <text:s/>0 | <text:s/>0 | <text:s/>0 | <text:s/>0 | <text:s/>0 | <text:s/>0 | <text:s/>0 | <text:s/>4 |</text:span></text:p>
      <text:p text:style-name="P11"><text:span text:style-name="T1">prod5 : <text:s/>71 | <text:s/>0 | <text:s/>0 | <text:s/>0 | <text:s/>0 | <text:s/>0 | 71 | 58 | 80 | <text:s/>0 | 71 | <text:s/>0 |</text:span></text:p>
      <text:p text:style-name="P11"><text:span text:style-name="T1">prod6 : <text:s/>13 | 13 | 13 | <text:s/>0 | 13 | <text:s/>0 | 13 | 13 | <text:s/>0 | 13 | 13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month : June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38 | <text:s/>0 | <text:s/>0 | 64 | <text:s/>0 | <text:s/>0 | <text:s/>0 | <text:s/>0 |</text:span></text:p>
      <text:p text:style-name="P11"><text:span text:style-name="T1">prod2 : <text:s text:c="2"/>0 | <text:s/>0 | 42 | <text:s/>0 | <text:s/>0 | 45 | 45 | <text:s/>0 | <text:s/>0 | 45 | 32 | 45 |</text:span></text:p>
      <text:p text:style-name="P11"><text:span text:style-name="T1">prod3 : <text:s text:c="2"/>0 | <text:s/>0 | <text:s/>0 | <text:s/>0 | <text:s/>0 | <text:s/>0 | 20 | <text:s/>0 | 20 | <text:s/>0 | <text:s/>0 | <text:s/>0 |</text:span></text:p>
      <text:p text:style-name="P11"><text:span text:style-name="T1">prod4 : <text:s text:c="2"/>0 | <text:s/>0 | <text:s/>0 | <text:s/>0 | 40 | <text:s/>0 | 23 | <text:s/>0 | <text:s/>0 | 20 | <text:s/>0 | <text:s/>0 |</text:span></text:p>
      <text:p text:style-name="P11"><text:span text:style-name="T1">prod5 : <text:s/>80 | 80 | <text:s/>0 | <text:s/>0 | <text:s/>0 | <text:s/>0 | <text:s/>0 | <text:s/>0 | 80 | <text:s/>0 | <text:s/>0 | <text:s/>0 |</text:span></text:p>
      <text:p text:style-name="P11"><text:span text:style-name="T1">prod6 : <text:s/>26 | 26 | 12 | 26 | <text:s/>0 | <text:s/>0 | <text:s/>0 | <text:s/>0 | 26 | <text:s/>0 | 16 | <text:s/>0 |</text:span></text:p>
      <text:p text:style-name="P11"><text:span text:style-name="T1">prod7 : <text:s text:c="2"/>0 | <text:s/>0 | <text:s/>0 | 26 | <text:s/>0 | <text:s/>0 | <text:s/>0 | <text:s/>0 | <text:s/>0 | <text:s/>0 | <text:s/>0 | <text:s/>0 |</text:span></text:p>
      <text:p text:style-name="P12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64 | <text:s/>0 | 64 | <text:s/>0 | <text:s/>0 | <text:s/>0 | 64 |</text:span></text:p>
      <text:p text:style-name="P11"><text:span text:style-name="T1">prod2 : <text:s/>41 | <text:s/>0 | <text:s/>0 | 45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20 | <text:s/>0 | 20 | <text:s/>0 | 20 | <text:s/>0 |</text:span></text:p>
      <text:p text:style-name="P11"><text:span text:style-name="T1">prod4 : <text:s text:c="2"/>0 | 53 | <text:s/>0 | <text:s/>0 | <text:s/>0 | <text:s/>0 | <text:s/>0 | <text:s/>0 | 53 | <text:s/>0 | <text:s/>0 | <text:s/>0 |</text:span></text:p>
      <text:p text:style-name="P11"><text:span text:style-name="T1">prod5 : <text:s text:c="2"/>0 | <text:s/>0 | 80 | <text:s/>0 | 80 | <text:s/>0 | 80 | <text:s/>0 | 30 | 80 | 80 | <text:s/>0 |</text:span></text:p>
      <text:p text:style-name="P11"><text:span text:style-name="T1">prod6 : <text:s text:c="2"/>0 | <text:s/>0 | 26 | <text:s/>0 | 26 | <text:s/>0 | 26 | <text:s/>0 | <text:s/>0 | 26 | 26 | <text:s/>0 |</text:span></text:p>
      <text:p text:style-name="P11"><text:span text:style-name="T1">prod7 : <text:s text:c="2"/>6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64 | 64 |</text:span></text:p>
      <text:p text:style-name="P11"><text:span text:style-name="T1">prod2 : <text:s text:c="2"/>0 | 45 | 45 | <text:s/>0 | <text:s/>0 | <text:s/>0 | <text:s/>0 | <text:s/>0 | <text:s/>0 | <text:s/>2 | <text:s/>0 | <text:s/>0 |</text:span></text:p>
      <text:p text:style-name="P11"><text:span text:style-name="T1">prod3 : <text:s text:c="2"/>0 | <text:s/>0 | <text:s/>0 | <text:s/>0 | <text:s/>0 | <text:s/>0 | 2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32 |</text:span></text:p>
      <text:p text:style-name="P11"><text:span text:style-name="T1">prod5 : <text:s text:c="2"/>0 | <text:s/>0 | <text:s/>0 | <text:s/>0 | <text:s/>0 | <text:s/>0 | 80 | 80 | <text:s/>0 | <text:s/>0 | <text:s/>0 | <text:s/>0 |</text:span></text:p>
      <text:p text:style-name="P11"><text:span text:style-name="T1">prod6 : <text:s text:c="2"/>0 | <text:s/>0 | <text:s/>0 | 26 | 26 | 26 | 26 | <text:s/>0 | 26 | 26 | <text:s/>0 | <text:s/>0 |</text:span></text:p>
      <text:p text:style-name="P11"><text:span text:style-name="T1">prod7 : <text:s text:c="2"/>0 | <text:s/>0 | <text:s/>0 | <text:s/>0 | <text:s/>0 | <text:s/>0 | <text:s/>0 | <text:s/>0 | 26 | <text:s/>0 | <text:s/>0 | <text:s/>0 |</text:span></text:p>
      <text:p text:style-name="P12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64 | <text:s/>0 | <text:s/>0 | <text:s/>0 | 64 | <text:s/>0 | <text:s/>0 |</text:span></text:p>
      <text:p text:style-name="P11"><text:span text:style-name="T1">prod2 : <text:s text:c="2"/>0 | <text:s/>1 | 45 | <text:s/>0 | <text:s/>0 | <text:s/>0 | <text:s/>0 | 45 | <text:s/>0 | <text:s/>0 | <text:s/>0 | 27 |</text:span></text:p>
      <text:p text:style-name="P11"><text:span text:style-name="T1">prod3 : <text:s text:c="2"/>0 | <text:s/>0 | <text:s/>0 | <text:s/>0 | <text:s/>0 | <text:s/>0 | 20 | <text:s/>0 | <text:s/>0 | <text:s/>0 | 10 | <text:s/>0 |</text:span></text:p>
      <text:p text:style-name="P11"><text:span text:style-name="T1">prod4 : <text:s text:c="2"/>0 | <text:s/>0 | 23 | 53 | 53 | <text:s/>0 | <text:s/>0 | <text:s/>0 | <text:s/>0 | <text:s/>0 | <text:s/>0 | <text:s/>0 |</text:span></text:p>
      <text:p text:style-name="P11"><text:span text:style-name="T1">prod5 : <text:s/>80 | <text:s/>0 | <text:s/>0 | <text:s/>0 | <text:s/>0 | <text:s/>0 | 80 | <text:s/>0 | 80 | <text:s/>0 | 80 | <text:s/>0 |</text:span></text:p>
      <text:p text:style-name="P11"><text:span text:style-name="T1">prod6 : <text:s/>26 | 26 | <text:s/>0 | <text:s/>0 | <text:s/>0 | <text:s/>0 | 26 | <text:s/>2 | 26 | <text:s/>0 | 26 | <text:s/>0 |</text:span></text:p>
      <text:p text:style-name="P11"><text:span text:style-name="T1">prod7 : <text:s text:c="2"/>0 | <text:s/>0 | <text:s/>0 | <text:s/>0 | 26 | <text:s/>0 | <text:s/>0 | <text:s/>0 | <text:s/>0 | <text:s/>0 | <text:s/>0 | 26 |</text:span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</text:p>
      <text:p text:style-name="P5">Operation with flexible maintenance</text:p>
      <text:p text:style-name="P5"/>
      <text:p text:style-name="P10"><text:span text:style-name="T3">month : January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64 | 64 | <text:s/>0 | <text:s/>0 | <text:s/>0 | <text:s/>0 | <text:s/>0 | <text:s/>0 | <text:s/>0 | 64 | <text:s/>0 | <text:s/>0 |</text:span></text:p>
      <text:p text:style-name="P11"><text:span text:style-name="T1">prod2 : <text:s text:c="2"/>0 | <text:s/>0 | 45 | <text:s/>0 | 45 | 45 | <text:s/>0 | <text:s/>0 | <text:s/>0 | <text:s/>0 | 45 | 45 |</text:span></text:p>
      <text:p text:style-name="P11"><text:span text:style-name="T1">prod3 : <text:s text:c="2"/>0 | <text:s/>0 | <text:s/>0 | <text:s/>0 | <text:s/>0 | 30 | <text:s/>0 | <text:s/>0 | 30 | 14 | 30 | <text:s/>0 |</text:span></text:p>
      <text:p text:style-name="P11"><text:span text:style-name="T1">prod4 : <text:s text:c="2"/>0 | <text:s/>0 | <text:s/>0 | <text:s/>0 | <text:s/>0 | <text:s/>0 | <text:s/>0 | <text:s/>0 | <text:s/>0 | 29 | <text:s/>0 | 23 |</text:span></text:p>
      <text:p text:style-name="P11"><text:span text:style-name="T1">prod5 : <text:s text:c="2"/>0 | <text:s/>0 | <text:s/>0 | 80 | <text:s/>0 | <text:s/>0 | <text:s/>0 | <text:s/>0 | 80 | <text:s/>0 | <text:s/>0 | <text:s/>0 |</text:span></text:p>
      <text:p text:style-name="P11"><text:span text:style-name="T1">prod6 : <text:s text:c="2"/>0 | <text:s/>0 | <text:s/>0 | 26 | <text:s/>0 | <text:s/>0 | 26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64 | <text:s/>0 | <text:s/>0 |</text:span></text:p>
      <text:p text:style-name="P11"><text:span text:style-name="T1">prod2 : <text:s/>45 | 45 | 45 | 30 | <text:s/>0 | 45 | <text:s/>0 | <text:s/>0 | 17 | <text:s/>0 | <text:s/>0 | 45 |</text:span></text:p>
      <text:p text:style-name="P11"><text:span text:style-name="T1">prod3 : <text:s/>30 | <text:s/>0 | <text:s/>0 | <text:s/>0 | <text:s/>0 | <text:s/>0 | 30 | <text:s/>0 | <text:s/>0 | <text:s/>0 | 3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80 | 24 | <text:s/>0 | <text:s/>0 | 80 | <text:s/>0 |</text:span></text:p>
      <text:p text:style-name="P11"><text:span text:style-name="T1">prod6 : <text:s text:c="2"/>0 | <text:s/>0 | <text:s/>0 | <text:s/>0 | <text:s/>0 | <text:s/>0 | 26 | 24 | <text:s/>0 | <text:s/>0 | <text:s/>0 | <text:s/>0 |</text:span></text:p>
      <text:p text:style-name="P11"><text:span text:style-name="T1">prod7 : <text:s text:c="2"/>0 | <text:s/>0 | <text:s/>0 | <text:s/>0 | <text:s/>0 | <text:s/>0 | <text:s/>0 | 40 | 40 | <text:s/>0 | <text:s/>0 | <text:s/>0 |</text:span></text:p>
      <text:p text:style-name="P12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64 | 52 | <text:s/>0 | <text:s/>0 | <text:s/>0 | <text:s/>0 | <text:s/>0 | <text:s/>0 | <text:s/>0 | <text:s/>0 | <text:s/>0 | <text:s/>0 |</text:span></text:p>
      <text:p text:style-name="P11"><text:span text:style-name="T1">prod2 : <text:s text:c="2"/>0 | <text:s/>8 | 45 | <text:s/>0 | <text:s/>0 | 45 | <text:s/>0 | 45 | 45 | <text:s/>0 | <text:s/>0 | 45 |</text:span></text:p>
      <text:p text:style-name="P11"><text:span text:style-name="T1">prod3 : <text:s text:c="2"/>0 | <text:s/>0 | <text:s/>0 | 30 | <text:s/>0 | <text:s/>0 | 16 | <text:s/>0 | 30 | <text:s/>0 | <text:s/>0 | <text:s/>0 |</text:span></text:p>
      <text:p text:style-name="P11"><text:span text:style-name="T1">prod4 : <text:s/>32 | <text:s/>0 | 23 | <text:s/>0 | 53 | <text:s/>0 | <text:s/>0 | <text:s/>0 | <text:s/>0 | 53 | <text:s/>0 | <text:s/>0 |</text:span></text:p>
      <text:p text:style-name="P11"><text:span text:style-name="T1">prod5 : <text:s text:c="2"/>0 | <text:s/>0 | <text:s/>0 | <text:s/>0 | 42 | <text:s/>0 | 80 | <text:s/>0 | <text:s/>0 | 42 | 80 | <text:s/>0 |</text:span></text:p>
      <text:p text:style-name="P11"><text:span text:style-name="T1">prod6 : <text:s text:c="2"/>0 | <text:s/>0 | <text:s/>0 | 26 | <text:s/>0 | <text:s/>2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64 | <text:s/>0 | <text:s/>0 | <text:s/>0 | 64 | <text:s/>0 | <text:s/>0 |</text:span></text:p>
      <text:p text:style-name="P11"><text:span text:style-name="T1">prod2 : <text:s/>45 | <text:s/>0 | 45 | <text:s/>0 | 45 | <text:s/>0 | <text:s/>0 | <text:s/>0 | 45 | <text:s/>0 | 45 | 45 |</text:span></text:p>
      <text:p text:style-name="P11"><text:span text:style-name="T1">prod3 : <text:s text:c="2"/>0 | <text:s/>0 | <text:s/>0 | <text:s/>0 | <text:s/>0 | <text:s/>0 | <text:s/>0 | <text:s/>0 | <text:s/>0 | <text:s/>0 | 30 | <text:s/>0 |</text:span></text:p>
      <text:p text:style-name="P11"><text:span text:style-name="T1">prod4 : <text:s text:c="2"/>0 | <text:s/>0 | <text:s/>0 | <text:s/>0 | <text:s/>0 | 32 | <text:s/>0 | <text:s/>0 | 23 | 32 | <text:s/>0 | <text:s/>0 |</text:span></text:p>
      <text:p text:style-name="P11"><text:span text:style-name="T1">prod5 : <text:s text:c="2"/>0 | 52 | <text:s/>0 | <text:s/>0 | <text:s/>0 | <text:s/>0 | 80 | 80 | <text:s/>0 | <text:s/>0 | <text:s/>0 | <text:s/>0 |</text:span></text:p>
      <text:p text:style-name="P11"><text:span text:style-name="T1">prod6 : <text:s text:c="2"/>0 | 26 | <text:s/>0 | 18 | <text:s/>0 | <text:s/>0 | 26 | <text:s/>0 | <text:s/>0 | <text:s/>0 | <text:s/>0 | <text:s/>0 |</text:span></text:p>
      <text:p text:style-name="P11"><text:span text:style-name="T1">prod7 : <text:s text:c="2"/>0 | 20 | <text:s/>0 | <text:s/>0 | <text:s/>0 | <text:s/>0 | <text:s/>0 | <text:s/>0 | <text:s/>0 | <text:s/>0 | <text:s/>0 | <text:s/>0 |</text:span></text:p>
      <text:p text:style-name="P12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2"/>
      <text:p text:style-name="P11"><text:soft-page-break/><text:span text:style-name="T1">month : February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45 | 45 | <text:s/>0 | 45 | 45 | <text:s/>0 | <text:s/>0 | <text:s/>2 | 45 | <text:s/>0 | <text:s/>0 |</text:span></text:p>
      <text:p text:style-name="P11"><text:span text:style-name="T1">prod3 : <text:s text:c="2"/>0 | 20 | <text:s/>0 | <text:s/>0 | <text:s/>0 | <text:s/>0 | <text:s/>0 | <text:s/>0 | 3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80 | <text:s/>0 | <text:s/>0 | <text:s/>0 | <text:s/>0 |</text:span></text:p>
      <text:p text:style-name="P11"><text:span text:style-name="T1">prod6 : <text:s text:c="2"/>0 | <text:s/>0 | <text:s/>0 | <text:s/>0 | <text:s/>0 | <text:s/>0 | 26 | <text:s/>0 | 26 | <text:s/>0 | 26 | <text:s/>0 |</text:span></text:p>
      <text:p text:style-name="P11"><text:span text:style-name="T1">prod7 : <text:s text:c="2"/>0 | <text:s/>0 | <text:s/>0 | <text:s/>0 | <text:s/>0 | <text:s/>0 | <text:s/>0 | <text:s/>0 | <text:s/>0 | <text:s/>0 | 40 | <text:s/>0 |</text:span></text:p>
      <text:p text:style-name="P12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64 | <text:s/>0 | 64 | 64 | <text:s/>0 | <text:s/>0 | 64 | <text:s/>0 | <text:s/>0 | <text:s/>0 | <text:s/>0 | 64 |</text:span></text:p>
      <text:p text:style-name="P11"><text:span text:style-name="T1">prod2 : <text:s text:c="2"/>0 | <text:s/>0 | <text:s/>0 | <text:s/>0 | 45 | <text:s/>3 | <text:s/>0 | <text:s/>0 | <text:s/>0 | 45 | 45 | <text:s/>0 |</text:span></text:p>
      <text:p text:style-name="P11"><text:span text:style-name="T1">prod3 : <text:s text:c="2"/>0 | 3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26 | 26 | <text:s/>0 | <text:s/>0 | <text:s/>0 |</text:span></text:p>
      <text:p text:style-name="P11"><text:span text:style-name="T1">prod7 : <text:s text:c="2"/>0 | <text:s/>0 | <text:s/>0 | <text:s/>0 | <text:s/>0 | <text:s/>0 | <text:s/>0 | 40 | 40 | <text:s/>0 | <text:s/>0 | <text:s/>0 |</text:span></text:p>
      <text:p text:style-name="P12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64 | <text:s/>0 | <text:s/>0 | <text:s/>0 | <text:s/>0 | 64 | <text:s/>0 | <text:s/>0 | 64 | <text:s/>0 |</text:span></text:p>
      <text:p text:style-name="P11"><text:span text:style-name="T1">prod2 : <text:s text:c="2"/>0 | <text:s/>0 | <text:s/>0 | <text:s/>0 | 45 | <text:s/>0 | <text:s/>0 | <text:s/>0 | <text:s/>0 | 45 | <text:s/>0 | <text:s/>0 |</text:span></text:p>
      <text:p text:style-name="P11"><text:span text:style-name="T1">prod3 : <text:s/>30 | 3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80 | <text:s/>0 | <text:s/>0 | <text:s/>0 | 80 | <text:s/>0 | <text:s/>0 | <text:s/>0 | <text:s/>0 | <text:s/>0 | 80 |</text:span></text:p>
      <text:p text:style-name="P11"><text:span text:style-name="T1">prod6 : <text:s text:c="2"/>0 | <text:s/>0 | <text:s/>0 | <text:s/>0 | <text:s/>0 | 26 | 26 | <text:s/>0 | 26 | <text:s/>0 | <text:s/>0 | 26 |</text:span></text:p>
      <text:p text:style-name="P11"><text:span text:style-name="T1">prod7 : <text:s text:c="2"/>0 | <text:s/>0 | <text:s/>0 | 30 | <text:s/>0 | <text:s/>0 | <text:s/>0 | <text:s/>0 | <text:s/>0 | <text:s/>0 | <text:s/>0 | <text:s/>0 |</text:span></text:p>
      <text:p text:style-name="P12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64 | <text:s/>0 | <text:s/>0 | <text:s/>0 | <text:s/>0 | <text:s/>0 | 24 | <text:s/>0 |</text:span></text:p>
      <text:p text:style-name="P11"><text:span text:style-name="T1">prod2 : <text:s text:c="2"/>0 | <text:s/>0 | <text:s/>0 | <text:s/>0 | <text:s/>0 | <text:s/>0 | <text:s/>0 | 45 | <text:s/>0 | <text:s/>0 | <text:s/>0 | <text:s/>0 |</text:span></text:p>
      <text:p text:style-name="P11"><text:span text:style-name="T1">prod3 : <text:s text:c="2"/>0 | <text:s/>0 | <text:s/>0 | 30 | <text:s/>0 | <text:s/>0 | <text:s/>0 | <text:s/>0 | <text:s/>0 | 3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80 | <text:s/>0 | <text:s/>0 |</text:span></text:p>
      <text:p text:style-name="P11"><text:span text:style-name="T1">prod6 : <text:s text:c="2"/>0 | <text:s/>0 | <text:s/>0 | 14 | <text:s/>0 | 26 | <text:s/>0 | <text:s/>0 | <text:s/>0 | <text:s/>0 | <text:s/>0 | 26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2"/>
      <text:p text:style-name="P11"><text:soft-page-break/><text:span text:style-name="T1">month : March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64 | <text:s/>0 | <text:s/>0 | <text:s/>0 | <text:s/>4 | 64 | 64 | <text:s/>0 | <text:s/>0 | <text:s/>0 | <text:s/>0 | <text:s/>0 |</text:span></text:p>
      <text:p text:style-name="P11"><text:span text:style-name="T1">prod2 : <text:s text:c="2"/>0 | 45 | 44 | <text:s/>0 | <text:s/>0 | <text:s/>0 | <text:s/>0 | 45 | <text:s/>0 | <text:s/>0 | 45 | <text:s/>0 |</text:span></text:p>
      <text:p text:style-name="P11"><text:span text:style-name="T1">prod3 : <text:s text:c="2"/>0 | 30 | <text:s/>0 | <text:s/>0 | <text:s/>0 | <text:s/>0 | 1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80 |</text:span></text:p>
      <text:p text:style-name="P11"><text:span text:style-name="T1">prod6 : <text:s text:c="2"/>0 | <text:s/>0 | <text:s/>3 | <text:s/>0 | 26 | <text:s/>0 | <text:s/>0 | <text:s/>0 | 26 | <text:s/>0 | <text:s/>0 | 26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64 | <text:s/>0 | <text:s/>0 | <text:s/>0 | <text:s/>0 | <text:s/>0 | 12 | <text:s/>0 | <text:s/>0 | <text:s/>0 | <text:s/>0 | <text:s/>0 |</text:span></text:p>
      <text:p text:style-name="P11"><text:span text:style-name="T1">prod2 : <text:s text:c="2"/>0 | <text:s/>0 | 45 | <text:s/>0 | 45 | <text:s/>0 | <text:s/>0 | <text:s/>0 | <text:s/>0 | 45 | 45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47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40 | <text:s/>0 | 80 | <text:s/>0 | <text:s/>0 | 80 | <text:s/>0 | <text:s/>0 | 80 |</text:span></text:p>
      <text:p text:style-name="P11"><text:span text:style-name="T1">prod6 : <text:s text:c="2"/>0 | <text:s/>0 | <text:s/>2 | 26 | <text:s/>0 | 26 | <text:s/>0 | <text:s/>0 | 26 | <text:s/>0 | <text:s/>0 | <text:s/>0 |</text:span></text:p>
      <text:p text:style-name="P11"><text:span text:style-name="T1">prod7 : <text:s text:c="2"/>0 | 40 | <text:s/>0 | <text:s/>0 | <text:s/>0 | <text:s/>0 | <text:s/>0 | <text:s/>0 | <text:s/>0 | <text:s/>0 | <text:s/>0 | <text:s/>0 |</text:span></text:p>
      <text:p text:style-name="P12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64 | <text:s/>0 | <text:s/>0 | <text:s/>0 | <text:s/>0 | <text:s/>0 |</text:span></text:p>
      <text:p text:style-name="P11"><text:span text:style-name="T1">prod2 : <text:s/>44 | <text:s/>0 | <text:s/>2 | 45 | <text:s/>0 | <text:s/>0 | <text:s/>0 | <text:s/>2 | <text:s/>0 | 45 | 45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53 | <text:s/>0 | <text:s/>0 | <text:s/>0 | <text:s/>0 | <text:s/>0 | <text:s/>0 | <text:s/>0 |</text:span></text:p>
      <text:p text:style-name="P11"><text:span text:style-name="T1">prod5 : <text:s text:c="2"/>0 | 80 | <text:s/>0 | <text:s/>0 | <text:s/>0 | <text:s/>0 | <text:s/>0 | <text:s/>0 | <text:s/>0 | <text:s/>0 | <text:s/>0 | <text:s/>0 |</text:span></text:p>
      <text:p text:style-name="P11"><text:span text:style-name="T1">prod6 : <text:s text:c="2"/>3 | 26 | 26 | <text:s/>0 | <text:s/>0 | 26 | <text:s/>0 | 26 | 26 | <text:s/>0 | <text:s/>0 | 26 |</text:span></text:p>
      <text:p text:style-name="P11"><text:span text:style-name="T1">prod7 : <text:s text:c="2"/>0 | <text:s/>0 | 40 | <text:s/>0 | <text:s/>0 | <text:s/>0 | <text:s/>0 | 40 | <text:s/>0 | <text:s/>0 | <text:s/>0 | 40 |</text:span></text:p>
      <text:p text:style-name="P12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64 | <text:s/>0 | <text:s/>0 | <text:s/>0 | <text:s/>0 | <text:s/>0 | <text:s/>0 | <text:s/>0 | <text:s/>0 | <text:s/>0 |</text:span></text:p>
      <text:p text:style-name="P11"><text:span text:style-name="T1">prod2 : <text:s/>45 | <text:s/>0 | <text:s/>0 | 45 | <text:s/>0 | <text:s/>0 | 23 | <text:s/>0 | 45 | <text:s/>0 | <text:s/>0 | <text:s/>0 |</text:span></text:p>
      <text:p text:style-name="P11"><text:span text:style-name="T1">prod3 : <text:s/>30 | 3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80 | <text:s/>0 | <text:s/>0 | <text:s/>0 | <text:s/>0 | <text:s/>0 | 80 | <text:s/>0 | <text:s/>0 | <text:s/>0 | <text:s/>0 |</text:span></text:p>
      <text:p text:style-name="P11"><text:span text:style-name="T1">prod6 : <text:s text:c="2"/>2 | <text:s/>0 | <text:s/>0 | <text:s/>0 | <text:s/>0 | 26 | <text:s/>0 | <text:s/>0 | <text:s/>0 | 26 | 26 | <text:s/>0 |</text:span></text:p>
      <text:p text:style-name="P11"><text:span text:style-name="T1">prod7 : <text:s text:c="2"/>0 | <text:s/>0 | <text:s/>0 | <text:s/>0 | <text:s/>0 | <text:s/>0 | <text:s/>0 | <text:s/>0 | <text:s/>0 | 40 | <text:s/>0 | <text:s/>0 |</text:span></text:p>
      <text:p text:style-name="P12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2"/>
      <text:p text:style-name="P11"><text:soft-page-break/><text:span text:style-name="T1">month : April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2"/>
      <text:p text:style-name="P11"><text:soft-page-break/><text:span text:style-name="T1">month : May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45 | <text:s/>0 | <text:s/>0 | <text:s/>0 | <text:s/>0 | <text:s/>0 | <text:s/>0 | <text:s/>0 | <text:s/>0 | <text:s/>0 |</text:span></text:p>
      <text:p text:style-name="P11"><text:span text:style-name="T1">prod3 : <text:s text:c="2"/>0 | 30 | 30 | 30 | <text:s/>0 | <text:s/>0 | 20 | <text:s/>0 | <text:s/>0 | 30 | 30 | 3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80 | <text:s/>0 | <text:s/>0 | <text:s/>0 | <text:s/>0 | <text:s/>0 | <text:s/>0 | <text:s/>0 | <text:s/>0 | <text:s/>0 | <text:s/>0 |</text:span></text:p>
      <text:p text:style-name="P11"><text:span text:style-name="T1">prod6 : <text:s/>26 | <text:s/>0 | <text:s/>0 | <text:s/>0 | <text:s/>0 | <text:s/>0 | 26 | <text:s/>0 | <text:s/>0 | <text:s/>0 | <text:s/>0 | 26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28 | <text:s/>0 | <text:s/>0 | <text:s/>0 | <text:s/>0 | <text:s/>0 | <text:s/>0 | <text:s/>0 |</text:span></text:p>
      <text:p text:style-name="P11"><text:span text:style-name="T1">prod3 : <text:s/>30 | 30 | <text:s/>0 | <text:s/>0 | <text:s/>0 | <text:s/>0 | <text:s/>0 | 3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/>80 | <text:s/>0 | <text:s/>0 | <text:s/>0 | 40 | 80 | 80 | <text:s/>0 | 80 | <text:s/>0 | <text:s/>0 | 80 |</text:span></text:p>
      <text:p text:style-name="P11"><text:span text:style-name="T1">prod6 : <text:s text:c="2"/>0 | <text:s/>0 | 26 | <text:s/>0 | <text:s/>0 | <text:s/>0 | 26 | 26 | <text:s/>0 | 26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27 | <text:s/>0 | <text:s/>0 | <text:s/>0 | <text:s/>0 | <text:s/>0 | <text:s/>0 | <text:s/>0 |</text:span></text:p>
      <text:p text:style-name="P11"><text:span text:style-name="T1">prod3 : <text:s text:c="2"/>0 | 30 | <text:s/>0 | <text:s/>0 | <text:s/>0 | <text:s/>0 | 30 | <text:s/>0 | <text:s/>0 | <text:s/>0 | <text:s/>0 | <text:s/>0 |</text:span></text:p>
      <text:p text:style-name="P11"><text:span text:style-name="T1">prod4 : <text:s text:c="2"/>0 | <text:s/>0 | <text:s/>0 | <text:s/>0 | <text:s/>0 | <text:s/>0 | <text:s/>0 | 47 | <text:s/>0 | <text:s/>0 | <text:s/>0 | <text:s/>0 |</text:span></text:p>
      <text:p text:style-name="P11"><text:span text:style-name="T1">prod5 : <text:s text:c="2"/>0 | <text:s/>0 | <text:s/>0 | 80 | <text:s/>0 | <text:s/>0 | 80 | <text:s/>0 | <text:s/>0 | <text:s/>0 | 80 | <text:s/>0 |</text:span></text:p>
      <text:p text:style-name="P11"><text:span text:style-name="T1">prod6 : <text:s text:c="2"/>0 | <text:s/>0 | 26 | <text:s/>0 | <text:s/>0 | 26 | <text:s/>0 | <text:s/>0 | <text:s/>0 | 26 | <text:s/>0 | 14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/>30 | <text:s/>0 | 30 | <text:s/>0 | <text:s/>0 | 30 | 30 | <text:s/>0 | 30 | <text:s/>0 | <text:s/>0 | <text:s/>0 |</text:span></text:p>
      <text:p text:style-name="P11"><text:span text:style-name="T1">prod4 : <text:s text:c="2"/>0 | <text:s/>0 | <text:s/>0 | <text:s/>0 | <text:s/>0 | <text:s/>0 | <text:s/>0 | 53 | <text:s/>0 | <text:s/>0 | <text:s/>0 | <text:s/>0 |</text:span></text:p>
      <text:p text:style-name="P11"><text:span text:style-name="T1">prod5 : <text:s/>80 | <text:s/>0 | <text:s/>0 | <text:s/>0 | <text:s/>0 | <text:s/>0 | 80 | <text:s/>0 | <text:s/>0 | <text:s/>0 | 80 | <text:s/>0 |</text:span></text:p>
      <text:p text:style-name="P11"><text:span text:style-name="T1">prod6 : <text:s text:c="2"/>0 | <text:s/>0 | <text:s/>0 | <text:s/>0 | <text:s/>0 | 26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12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2"/>
      <text:p text:style-name="P11"><text:soft-page-break/><text:span text:style-name="T1">month : June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36 | <text:s/>0 | <text:s/>0 | <text:s/>0 | <text:s/>0 | <text:s/>0 | <text:s/>0 | <text:s/>0 | <text:s/>0 | <text:s/>4 | <text:s/>0 | 64 |</text:span></text:p>
      <text:p text:style-name="P11"><text:span text:style-name="T1">prod2 : <text:s/>20 | <text:s/>0 | <text:s/>0 | 45 | 45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30 | <text:s/>0 | <text:s/>0 | <text:s/>0 |</text:span></text:p>
      <text:p text:style-name="P11"><text:span text:style-name="T1">prod4 : <text:s/>28 | <text:s/>0 | <text:s/>0 | 23 | <text:s/>0 | 53 | <text:s/>0 | <text:s/>0 | <text:s/>0 | <text:s/>0 | <text:s/>0 | <text:s/>0 |</text:span></text:p>
      <text:p text:style-name="P11"><text:span text:style-name="T1">prod5 : <text:s text:c="2"/>0 | 80 | 80 | <text:s/>0 | <text:s/>0 | <text:s/>0 | 80 | <text:s/>0 | 80 | <text:s/>0 | 80 | <text:s/>0 |</text:span></text:p>
      <text:p text:style-name="P11"><text:span text:style-name="T1">prod6 : <text:s text:c="2"/>0 | 26 | 26 | <text:s/>0 | <text:s/>0 | <text:s/>0 | 26 | <text:s/>0 | 26 | 26 | 26 | <text:s/>0 |</text:span></text:p>
      <text:p text:style-name="P11"><text:span text:style-name="T1">prod7 : <text:s text:c="2"/>0 | <text:s/>0 | <text:s/>0 | <text:s/>0 | <text:s/>0 | 40 | <text:s/>0 | <text:s/>0 | <text:s/>0 | <text:s/>0 | <text:s/>0 | <text:s/>0 |</text:span></text:p>
      <text:p text:style-name="P12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64 | <text:s/>0 | <text:s/>0 | <text:s/>0 | 60 | <text:s/>0 | <text:s/>0 | 64 | <text:s/>0 | <text:s/>0 | <text:s/>0 | 64 |</text:span></text:p>
      <text:p text:style-name="P11"><text:span text:style-name="T1">prod2 : <text:s text:c="2"/>0 | 45 | <text:s/>0 | <text:s/>0 | <text:s/>0 | 45 | 35 | <text:s/>0 | <text:s/>0 | <text:s/>0 | <text:s/>0 | <text:s/>0 |</text:span></text:p>
      <text:p text:style-name="P11"><text:span text:style-name="T1">prod3 : <text:s text:c="2"/>0 | 30 | <text:s/>0 | <text:s/>0 | <text:s/>0 | <text:s/>0 | 30 | <text:s/>0 | <text:s/>0 | 30 | <text:s/>0 | <text:s/>0 |</text:span></text:p>
      <text:p text:style-name="P11"><text:span text:style-name="T1">prod4 : <text:s/>23 | <text:s/>0 | <text:s/>0 | <text:s/>0 | <text:s/>0 | <text:s/>0 | <text:s/>0 | 32 | <text:s/>0 | 53 | <text:s/>0 | <text:s/>0 |</text:span></text:p>
      <text:p text:style-name="P11"><text:span text:style-name="T1">prod5 : <text:s text:c="2"/>0 | <text:s/>0 | <text:s/>0 | <text:s/>0 | <text:s/>0 | <text:s/>0 | <text:s/>0 | <text:s/>0 | 80 | <text:s/>0 | 80 | <text:s/>0 |</text:span></text:p>
      <text:p text:style-name="P11"><text:span text:style-name="T1">prod6 : <text:s text:c="2"/>0 | <text:s/>2 | 26 | 26 | <text:s/>0 | <text:s/>2 | <text:s/>0 | <text:s/>0 | 26 | <text:s/>0 | 26 | <text:s/>0 |</text:span></text:p>
      <text:p text:style-name="P11"><text:span text:style-name="T1">prod7 : <text:s text:c="2"/>0 | <text:s/>0 | <text:s/>0 | 30 | <text:s/>0 | <text:s/>0 | <text:s/>0 | <text:s/>0 | <text:s/>0 | <text:s/>0 | <text:s/>0 | <text:s/>0 |</text:span></text:p>
      <text:p text:style-name="P12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64 | <text:s/>0 | <text:s/>0 | <text:s/>0 | <text:s/>0 | <text:s/>0 | <text:s/>1 | <text:s/>0 | 64 | <text:s/>0 | <text:s/>0 | 64 |</text:span></text:p>
      <text:p text:style-name="P11"><text:span text:style-name="T1">prod2 : <text:s text:c="2"/>0 | <text:s/>0 | <text:s/>0 | 45 | <text:s/>0 | 45 | 45 | 45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/>32 | <text:s/>0 | <text:s/>0 | <text:s/>0 | <text:s/>0 | <text:s/>0 | <text:s/>7 | 23 | <text:s/>0 | <text:s/>0 | <text:s/>0 | <text:s/>0 |</text:span></text:p>
      <text:p text:style-name="P11"><text:span text:style-name="T1">prod5 : <text:s text:c="2"/>0 | 80 | <text:s/>0 | <text:s/>0 | 80 | <text:s/>0 | <text:s/>0 | <text:s/>0 | <text:s/>0 | <text:s/>0 | 80 | <text:s/>0 |</text:span></text:p>
      <text:p text:style-name="P11"><text:span text:style-name="T1">prod6 : <text:s text:c="2"/>0 | <text:s/>0 | 26 | <text:s/>0 | 26 | <text:s/>0 | <text:s/>0 | <text:s/>0 | <text:s/>0 | 26 | 26 | <text:s/>0 |</text:span></text:p>
      <text:p text:style-name="P11"><text:span text:style-name="T1">prod7 : <text:s text:c="2"/>0 | <text:s/>0 | <text:s/>0 | <text:s/>0 | <text:s/>0 | <text:s/>0 | <text:s/>0 | <text:s/>0 | <text:s/>0 | 40 | <text:s/>0 | <text:s/>0 |</text:span></text:p>
      <text:p text:style-name="P12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1 | <text:s/>0 | <text:s/>0 | <text:s/>0 | <text:s/>0 |</text:span></text:p>
      <text:p text:style-name="P11"><text:span text:style-name="T1">prod2 : <text:s text:c="2"/>0 | <text:s/>0 | <text:s/>0 | 45 | <text:s/>0 | <text:s/>0 | <text:s/>0 | 45 | <text:s/>0 | 45 | <text:s/>0 | <text:s/>0 |</text:span></text:p>
      <text:p text:style-name="P11"><text:span text:style-name="T1">prod3 : <text:s text:c="2"/>0 | <text:s/>0 | <text:s/>0 | <text:s/>0 | <text:s/>0 | <text:s/>0 | 30 | <text:s/>0 | <text:s/>0 | <text:s/>0 | <text:s/>0 | <text:s/>0 |</text:span></text:p>
      <text:p text:style-name="P11"><text:span text:style-name="T1">prod4 : <text:s text:c="2"/>0 | <text:s/>0 | <text:s/>0 | <text:s/>0 | <text:s/>0 | 53 | <text:s/>0 | 23 | <text:s/>0 | <text:s/>0 | <text:s/>0 | <text:s/>0 |</text:span></text:p>
      <text:p text:style-name="P11"><text:span text:style-name="T1">prod5 : <text:s/>30 | 80 | 80 | <text:s/>0 | <text:s/>0 | <text:s/>0 | 80 | <text:s/>0 | <text:s/>0 | <text:s/>0 | 80 | <text:s/>0 |</text:span></text:p>
      <text:p text:style-name="P11"><text:span text:style-name="T1">prod6 : <text:s/>26 | <text:s/>0 | 26 | <text:s/>0 | 26 | <text:s/>0 | 26 | <text:s/>0 | 24 | <text:s/>2 | 26 | 26 |</text:span></text:p>
      <text:p text:style-name="P10"><text:span text:style-name="T3">prod7 : <text:s text:c="2"/>0 | <text:s/>0 | <text:s/>0 | <text:s/>0 | <text:s/>0 | <text:s/>0 | <text:s/>0 | <text:s/>0 | <text:s/>0 | <text:s/>0 | <text:s/>0 | <text:s/>0 |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5:48:22.729730518</meta:creation-date>
    <dc:date>2016-10-13T08:57:29.557782168</dc:date>
    <meta:editing-duration>PT18M20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2" meta:paragraph-count="495" meta:word-count="10845" meta:character-count="30040" meta:non-whitespace-character-count="14036"/>
  </office:meta>
</office:document-meta>
</file>